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Rastr</text:p>
          </table:table-cell>
          <table:table-cell office:value-type="string" table:style-name="ce1">
            <text:p>Poměr hledané barv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/>
          <table:table-cell table:style-name="ce1">
            <draw:frame xmlns:presentation="urn:oasis:names:tc:opendocument:xmlns:presentation:1.0" draw:z-index="1" draw:id="id0" draw:style-name="a0" draw:name="Graf 1" svg:x="0.02083in" svg:y="0.08333in" svg:width="8.59375in" svg:height="4.989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1" table:style-name="ce1">
            <text:p>3,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75" table:style-name="ce1">
            <text:p>6,75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.52" table:style-name="ce1">
            <text:p>7,5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.33" table:style-name="ce1">
            <text:p>6,3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.86" table:style-name="ce1">
            <text:p>6,8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.125" table:style-name="ce1">
            <text:p>10,12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.1980000000000004" table:style-name="ce1">
            <text:p>8,198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.28" table:style-name="ce1">
            <text:p>7,28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.07" table:style-name="ce1">
            <text:p>11,07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.0500000000000007" table:style-name="ce1">
            <text:p>8,05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.41" table:style-name="ce1">
            <text:p>10,41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.55" table:style-name="ce1">
            <text:p>12,55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.62" table:style-name="ce1">
            <text:p>12,62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.23" table:style-name="ce1">
            <text:p>10,23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.97" table:style-name="ce1">
            <text:p>7,97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.07" table:style-name="ce1">
            <text:p>8,07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.86" table:style-name="ce1">
            <text:p>11,8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25" table:style-name="ce1">
            <text:p>8,25</text:p>
          </table:table-cell>
          <table:table-cell table:number-columns-repeated="1638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float" office:value="250" table:style-name="ce1">
            <text:p>250</text:p>
          </table:table-cell>
          <table:table-cell table:number-columns-repeated="16383"/>
        </table:table-row>
        <table:table-row table:number-rows-repeated="1048540" table:style-name="ro1">
          <table:table-cell table:number-columns-repeated="16384"/>
        </table:table-row>
      </table:table>
      <table:table table:name="Lis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Venuš Martin</meta:initial-creator>
    <dc:creator>Jaroslav Líbal</dc:creator>
    <meta:creation-date>2010-12-08T10:36:34Z</meta:creation-date>
    <dc:date>2010-12-08T12:33:37Z</dc:date>
    <meta:editing-cycles>1</meta:editing-cycles>
    <meta:editing-duration>PT298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ylinder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RnLn">
      <style:graphic-properties draw:fill="none" draw:stroke="solid" svg:stroke-width="0.01042in" svg:stroke-color="#000000" svg:stroke-opacity="100%" draw:stroke-linejoin="round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ylinder" chart:stacked="tru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300" chart:overlap="0" chart:link-data-style-to-source="true" chart:visible="true" chart:logarithmic="false" chart:maximum="14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25pt" svg:width="618.75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Použitý rastr</text:p>
            </chart:title>
            <chart:categories table:cell-range-address="List1.$A$2:.$A$22"/>
          </chart:axis>
          <chart:axis chart:dimension="y" chart:name="primary-y" chart:style-name="Axs1">
            <chart:title chart:style-name="AT01">
              <text:p text:style-name="a1" text:class-names="" text:cond-style-name="">Poměr hledané barvy v obrázku<text:s text:c="1"/>[%]</text:p>
            </chart:title>
            <chart:grid chart:class="major" chart:style-name="GMa1"/>
          </chart:axis>
          <chart:series chart:label-cell-address="List1.$B$1" chart:values-cell-range-address="List1.$B$2:.$B$22" chart:class="chart:line" chart:attached-axis="primary-y" chart:style-name="G0S0">
            <chart:data-point chart:repeated="21"/>
          </chart:series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